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view.genial.ly/6364d763420cd70013b2ce91/presentation-presentacion-flipped-classroom-vibrant" text:style-name="Internet_20_link" text:visited-style-name="Visited_20_Internet_20_Link">https://view.genial.ly/6364d763420cd70013b2ce91/presentation-presentacion-flipped-classroom-vibrant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2:27:33.058399932</meta:creation-date>
    <dc:date>2022-11-04T12:27:52.003171202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99" meta:non-whitespace-character-count="99"/>
    <meta:generator>LibreOffice/7.3.6.2$Linux_X86_64 LibreOffice_project/30$Build-2</meta:generator>
  </office:meta>
</office:document-meta>
</file>